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automatic-styles>
    <style:style style:name="Table1" style:family="table">
      <style:table-properties style:width="20.489cm" table:align="margins"/>
    </style:style>
    <style:style style:name="Table1.A" style:family="table-column">
      <style:table-column-properties style:column-width="13.204cm" style:rel-column-width="42234*"/>
    </style:style>
    <style:style style:name="Table1.B" style:family="table-column">
      <style:table-column-properties style:column-width="7.285cm" style:rel-column-width="23301*"/>
    </style:style>
    <style:style style:name="Table1.A1" style:family="table-cell">
      <style:table-cell-properties style:writing-mode="page"/>
    </style:style>
    <style:style style:name="Table2" style:family="table">
      <style:table-properties style:width="20.489cm" table:align="margins"/>
    </style:style>
    <style:style style:name="Table2.A" style:family="table-column">
      <style:table-column-properties style:column-width="13.204cm" style:rel-column-width="42234*"/>
    </style:style>
    <style:style style:name="Table2.B" style:family="table-column">
      <style:table-column-properties style:column-width="7.285cm" style:rel-column-width="23301*"/>
    </style:style>
    <style:style style:name="Table2.A1" style:family="table-cell">
      <style:table-cell-properties style:writing-mode="page"/>
    </style:style>
    <style:style style:name="Table3" style:family="table">
      <style:table-properties style:width="20.489cm" table:align="margins"/>
    </style:style>
    <style:style style:name="Table3.A" style:family="table-column">
      <style:table-column-properties style:column-width="13.204cm" style:rel-column-width="42234*"/>
    </style:style>
    <style:style style:name="Table3.B" style:family="table-column">
      <style:table-column-properties style:column-width="7.285cm" style:rel-column-width="23301*"/>
    </style:style>
    <style:style style:name="Table3.A1" style:family="table-cell">
      <style:table-cell-properties style:writing-mode="page"/>
    </style:style>
    <style:style style:name="Table4" style:family="table">
      <style:table-properties style:width="20.489cm" table:align="margins"/>
    </style:style>
    <style:style style:name="Table4.A" style:family="table-column">
      <style:table-column-properties style:column-width="13.204cm" style:rel-column-width="42234*"/>
    </style:style>
    <style:style style:name="Table4.B" style:family="table-column">
      <style:table-column-properties style:column-width="7.285cm" style:rel-column-width="23301*"/>
    </style:style>
    <style:style style:name="Table4.A1" style:family="table-cell">
      <style:table-cell-properties style:writing-mode="page"/>
    </style:style>
    <style:style style:name="Table5" style:family="table">
      <style:table-properties style:width="20.489cm" table:align="margins"/>
    </style:style>
    <style:style style:name="Table5.A" style:family="table-column">
      <style:table-column-properties style:column-width="12.603cm" style:rel-column-width="40310*"/>
    </style:style>
    <style:style style:name="Table5.B" style:family="table-column">
      <style:table-column-properties style:column-width="7.886cm" style:rel-column-width="25225*"/>
    </style:style>
    <style:style style:name="Table5.A1" style:family="table-cell">
      <style:table-cell-properties style:writing-mode="page"/>
    </style:style>
    <style:style style:name="Table6" style:family="table">
      <style:table-properties style:width="20.489cm" table:align="margins"/>
    </style:style>
    <style:style style:name="Table6.A" style:family="table-column">
      <style:table-column-properties style:column-width="12.603cm" style:rel-column-width="40310*"/>
    </style:style>
    <style:style style:name="Table6.B" style:family="table-column">
      <style:table-column-properties style:column-width="7.886cm" style:rel-column-width="25225*"/>
    </style:style>
    <style:style style:name="Table6.A1" style:family="table-cell">
      <style:table-cell-properties style:writing-mode="page"/>
    </style:style>
    <style:style style:name="Table7" style:family="table">
      <style:table-properties style:width="20.489cm" table:align="margins"/>
    </style:style>
    <style:style style:name="Table7.A" style:family="table-column">
      <style:table-column-properties style:column-width="12.603cm" style:rel-column-width="40310*"/>
    </style:style>
    <style:style style:name="Table7.B" style:family="table-column">
      <style:table-column-properties style:column-width="7.886cm" style:rel-column-width="25225*"/>
    </style:style>
    <style:style style:name="Table7.A1" style:family="table-cell">
      <style:table-cell-properties style:writing-mode="page"/>
    </style:style>
    <style:style style:name="Table8" style:family="table">
      <style:table-properties style:width="20.489cm" table:align="margins"/>
    </style:style>
    <style:style style:name="Table8.A" style:family="table-column">
      <style:table-column-properties style:column-width="12.603cm" style:rel-column-width="40310*"/>
    </style:style>
    <style:style style:name="Table8.B" style:family="table-column">
      <style:table-column-properties style:column-width="7.886cm" style:rel-column-width="2522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Raleway" fo:font-size="3pt" officeooo:rsid="00187a13" officeooo:paragraph-rsid="00187a13" style:font-name-asian="Raleway" style:font-size-asian="2.59999990463257pt" style:font-size-complex="3pt"/>
    </style:style>
    <style:style style:name="P3" style:family="paragraph" style:parent-style-name="Standard">
      <style:paragraph-properties fo:line-height="100%"/>
      <style:text-properties style:font-name="Raleway" fo:font-size="4pt" officeooo:rsid="00187a13" officeooo:paragraph-rsid="00187a13" style:font-name-asian="Raleway" style:font-size-asian="3.5pt" style:font-size-complex="4pt"/>
    </style:style>
    <style:style style:name="P4" style:family="paragraph" style:parent-style-name="Standard">
      <style:paragraph-properties fo:margin-left="0cm" fo:line-height="100%" fo:text-indent="0cm" style:auto-text-indent="false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5" style:family="paragraph" style:parent-style-name="Standard">
      <style:paragraph-properties fo:line-height="100%"/>
      <style:text-properties style:font-name="Raleway" fo:font-size="3pt" fo:font-weight="normal" officeooo:rsid="00187a13" officeooo:paragraph-rsid="00187a13" style:font-name-asian="Raleway" style:font-size-asian="2.59999990463257pt" style:font-weight-asian="normal" style:font-size-complex="3pt" style:font-weight-complex="normal"/>
    </style:style>
    <style:style style:name="P6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7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e35d7" style:font-name-asian="Raleway" style:font-size-asian="10.1999998092651pt" style:font-weight-asian="bold" style:font-size-complex="10.1999998092651pt" style:font-weight-complex="bold"/>
    </style:style>
    <style:style style:name="P8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9" style:family="paragraph" style:parent-style-name="Standard">
      <style:paragraph-properties fo:line-height="100%" fo:text-align="right" style:justify-single-word="false"/>
      <style:text-properties style:font-name="Raleway" fo:font-size="10.1999998092651pt" officeooo:rsid="00187a13" officeooo:paragraph-rsid="0055d168" style:font-name-asian="Raleway" style:font-size-asian="10.1999998092651pt" style:font-size-complex="10.1999998092651pt"/>
    </style:style>
    <style:style style:name="P10" style:family="paragraph" style:parent-style-name="Standard" style:list-style-name="L1">
      <style:paragraph-properties fo:line-height="100%"/>
      <style:text-properties style:font-name="Raleway" fo:font-size="9.5pt" officeooo:rsid="00187a13" officeooo:paragraph-rsid="001b17b9" style:font-name-asian="Raleway" style:font-size-asian="9.5pt" style:font-size-complex="9.5pt"/>
    </style:style>
    <style:style style:name="P11" style:family="paragraph" style:parent-style-name="Standard" style:list-style-name="L1">
      <style:paragraph-properties fo:line-height="100%"/>
      <style:text-properties style:font-name="Liberation Sans" fo:font-size="10pt" officeooo:rsid="00187a13" officeooo:paragraph-rsid="001b17b9" style:font-name-asian="Liberation Sans" style:font-size-asian="10pt" style:font-size-complex="10pt"/>
    </style:style>
    <style:style style:name="P12" style:family="paragraph" style:parent-style-name="Standard" style:list-style-name="L1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3" style:family="paragraph" style:parent-style-name="Standard">
      <style:paragraph-properties fo:line-height="100%"/>
      <style:text-properties style:font-name="Raleway" fo:font-size="6pt" officeooo:rsid="00187a13" officeooo:paragraph-rsid="00187a13" style:font-name-asian="Raleway" style:font-size-asian="5.25pt" style:font-size-complex="6pt"/>
    </style:style>
    <style:style style:name="P14" style:family="paragraph" style:parent-style-name="Standard">
      <style:paragraph-properties fo:line-height="100%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15" style:family="paragraph" style:parent-style-name="Standard">
      <style:paragraph-properties fo:line-height="100%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6" style:family="paragraph" style:parent-style-name="Standard">
      <style:paragraph-properties fo:line-height="100%" fo:text-align="right" style:justify-single-word="false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7" style:family="paragraph" style:parent-style-name="Standard" style:list-style-name="L2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8" style:family="paragraph" style:parent-style-name="Standard">
      <style:paragraph-properties fo:line-height="100%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00%" fo:text-align="right" style:justify-single-word="false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100%"/>
      <style:text-properties style:font-name="Raleway" fo:font-size="3pt" fo:font-weight="bold" officeooo:rsid="00187a13" officeooo:paragraph-rsid="0026767c" style:font-name-asian="Raleway" style:font-size-asian="2.59999990463257pt" style:font-weight-asian="bold" style:font-size-complex="3pt" style:font-weight-complex="bold"/>
    </style:style>
    <style:style style:name="P21" style:family="paragraph" style:parent-style-name="Standard" style:list-style-name="L3">
      <style:paragraph-properties fo:line-height="100%"/>
      <style:text-properties style:font-name="Raleway" fo:font-size="9.5pt" officeooo:rsid="00187a13" officeooo:paragraph-rsid="002fbc04" style:font-name-asian="Raleway" style:font-size-asian="9.5pt" style:font-size-complex="9.5pt"/>
    </style:style>
    <style:style style:name="P22" style:family="paragraph" style:parent-style-name="Standard">
      <style:paragraph-properties fo:line-height="100%"/>
      <style:text-properties officeooo:paragraph-rsid="003e35d7"/>
    </style:style>
    <style:style style:name="P23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normal" officeooo:rsid="00187a13" officeooo:paragraph-rsid="0055d168" style:font-name-asian="Raleway" style:font-size-asian="10.1999998092651pt" style:font-weight-asian="normal" style:font-size-complex="10.1999998092651pt" style:font-weight-complex="normal"/>
    </style:style>
    <style:style style:name="P24" style:family="paragraph" style:parent-style-name="Standard" style:list-style-name="L4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5" style:family="paragraph" style:parent-style-name="Standard">
      <style:paragraph-properties fo:line-height="100%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6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3ddfbf" officeooo:paragraph-rsid="003ddfbf" style:font-name-asian="Raleway" style:font-size-asian="10.1999998092651pt" style:font-weight-asian="bold" style:font-size-complex="10.1999998092651pt" style:font-weight-complex="bold"/>
    </style:style>
    <style:style style:name="P27" style:family="paragraph" style:parent-style-name="Standard">
      <style:paragraph-properties fo:line-height="100%" fo:text-align="right" style:justify-single-word="false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8" style:family="paragraph" style:parent-style-name="Standard" style:list-style-name="L5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9" style:family="paragraph" style:parent-style-name="Standard" style:list-style-name="L6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0" style:family="paragraph" style:parent-style-name="Standard">
      <style:paragraph-properties fo:line-height="100%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1" style:family="paragraph" style:parent-style-name="Standard">
      <style:paragraph-properties fo:line-height="100%" fo:text-align="right" style:justify-single-word="false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2" style:family="paragraph" style:parent-style-name="Standard" style:list-style-name="L7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3" style:family="paragraph" style:parent-style-name="Standard">
      <style:paragraph-properties fo:line-height="100%"/>
      <style:text-properties style:font-name="Raleway" fo:font-size="3pt" officeooo:rsid="00187a13" officeooo:paragraph-rsid="003e35d7" style:font-name-asian="Raleway" style:font-size-asian="2.59999990463257pt" style:font-size-complex="3pt"/>
    </style:style>
    <style:style style:name="P34" style:family="paragraph" style:parent-style-name="Standard" style:list-style-name="L8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5" style:family="paragraph" style:parent-style-name="Standard">
      <style:text-properties fo:font-size="3pt" style:font-size-asian="2.59999990463257pt" style:font-size-complex="3pt"/>
    </style:style>
    <style:style style:name="P36" style:family="paragraph" style:parent-style-name="Standard" style:list-style-name="L9">
      <style:paragraph-properties fo:line-height="100%"/>
      <style:text-properties style:font-name="Raleway" fo:font-size="9.5pt" fo:font-weight="bold" officeooo:rsid="00187a13" officeooo:paragraph-rsid="00187a13" style:font-name-asian="Raleway" style:font-size-asian="9.5pt" style:font-weight-asian="bold" style:font-size-complex="9.5pt" style:font-weight-complex="bold"/>
    </style:style>
    <style:style style:name="P37" style:family="paragraph" style:parent-style-name="Standard" style:list-style-name="L9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8" style:family="paragraph" style:parent-style-name="Standard">
      <style:paragraph-properties fo:line-height="100%"/>
      <style:text-properties style:font-name="Raleway" fo:font-size="6pt" officeooo:rsid="001ea122" officeooo:paragraph-rsid="001ea122" style:font-name-asian="Raleway" style:font-size-asian="5.25pt" style:font-size-complex="6pt"/>
    </style:style>
    <style:style style:name="P39" style:family="paragraph" style:parent-style-name="Standard">
      <style:paragraph-properties fo:line-height="100%" style:writing-mode="lr-tb" style:writing-mode-automatic="false"/>
      <style:text-properties style:font-name="Raleway" fo:font-size="3pt" fo:font-weight="normal" officeooo:rsid="00187a13" style:font-name-asian="Raleway" style:font-size-asian="2.59999990463257pt" style:font-weight-asian="normal" style:font-size-complex="3pt" style:font-weight-complex="normal"/>
    </style:style>
    <style:style style:name="P40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fo:font-weight="normal" officeooo:rsid="00187a13" style:font-name-asian="Raleway" style:font-size-asian="9.5pt" style:font-weight-asian="normal" style:font-size-complex="9.5pt" style:font-weight-complex="normal"/>
    </style:style>
    <style:style style:name="P41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officeooo:rsid="00187a13" style:font-name-asian="Raleway" style:font-size-asian="9.5pt" style:font-size-complex="9.5pt"/>
    </style:style>
    <style:style style:name="T1" style:family="text">
      <style:text-properties style:font-name="Raleway" fo:font-size="18pt" style:text-underline-style="none" fo:font-weight="normal" style:font-name-asian="Raleway" style:font-size-asian="18pt" style:font-weight-asian="normal" style:font-size-complex="18pt" style:font-weight-complex="normal"/>
    </style:style>
    <style:style style:name="T2" style:family="text">
      <style:text-properties style:font-name="Raleway" fo:font-size="18pt" style:font-name-asian="Raleway" style:font-size-asian="18pt" style:font-size-complex="18pt"/>
    </style:style>
    <style:style style:name="T3" style:family="text">
      <style:text-properties style:font-name="Raleway" fo:font-size="18pt" fo:font-weight="normal" style:font-name-asian="Raleway" style:font-size-asian="18pt" style:font-weight-asian="normal" style:font-size-complex="18pt" style:font-weight-complex="normal"/>
    </style:style>
    <style:style style:name="T4" style:family="text">
      <style:text-properties style:font-name="Raleway" fo:font-size="18pt" style:font-family-asian="'AR PL UKai TW'" style:font-pitch-asian="variable" style:font-size-asian="18pt" style:font-size-complex="18pt"/>
    </style:style>
    <style:style style:name="T5" style:family="text">
      <style:text-properties style:font-name="Raleway" fo:font-size="18pt" fo:font-weight="normal" officeooo:rsid="001b17b9" style:font-name-asian="Raleway" style:font-size-asian="18pt" style:font-weight-asian="normal" style:font-size-complex="18pt" style:font-weight-complex="normal"/>
    </style:style>
    <style:style style:name="T6" style:family="text">
      <style:text-properties style:font-name="Raleway" fo:font-size="10.1999998092651pt" style:text-underline-style="none" style:font-name-asian="Raleway" style:font-size-asian="10.1999998092651pt" style:font-size-complex="10.1999998092651pt"/>
    </style:style>
    <style:style style:name="T7" style:family="text">
      <style:text-properties style:font-name="Raleway" fo:font-size="10.1999998092651pt" style:font-name-asian="Raleway" style:font-size-asian="10.1999998092651pt" style:font-size-complex="10.1999998092651pt"/>
    </style:style>
    <style:style style:name="T8" style:family="text">
      <style:text-properties officeooo:rsid="003ddfb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Raleway" fo:font-size="9.5pt" style:font-name-asian="Raleway" style:font-size-asian="9.5pt" style:font-size-complex="9.5pt"/>
    </style:style>
    <style:style style:name="T12" style:family="text">
      <style:text-properties style:font-name="Raleway" fo:font-size="9.5pt" style:text-underline-style="none" style:font-name-asian="Raleway" style:font-size-asian="9.5pt" style:font-size-complex="9.5pt"/>
    </style:style>
    <style:style style:name="T13" style:family="text">
      <style:text-properties style:text-underline-style="none"/>
    </style:style>
    <style:style style:name="T14" style:family="text">
      <style:text-properties officeooo:rsid="002754a8"/>
    </style:style>
    <style:style style:name="T15" style:family="text">
      <style:text-properties officeooo:rsid="005127e5"/>
    </style:style>
    <style:style style:name="T16" style:family="text">
      <style:text-properties officeooo:rsid="0052a88b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officeooo:rsid="0029c656"/>
    </style:style>
    <style:style style:name="T21" style:family="text">
      <style:text-properties style:font-name="Raleway" fo:font-size="10.1999998092651pt" fo:font-weight="normal" style:font-name-asian="Raleway" style:font-size-asian="10.1999998092651pt" style:font-weight-asian="normal" style:font-size-complex="10.1999998092651pt" style:font-weight-complex="normal"/>
    </style:style>
    <style:style style:name="T22" style:family="text">
      <style:text-properties style:font-name="Raleway" fo:font-size="10.1999998092651pt" fo:font-weight="normal" officeooo:rsid="003ddfbf" style:font-name-asian="Raleway" style:font-size-asian="10.1999998092651pt" style:font-weight-asian="normal" style:font-size-complex="10.1999998092651pt" style:font-weight-complex="normal"/>
    </style:style>
    <style:style style:name="T23" style:family="text">
      <style:text-properties officeooo:rsid="0030cc9b"/>
    </style:style>
    <style:style style:name="T24" style:family="text">
      <style:text-properties officeooo:rsid="002fbc04"/>
    </style:style>
    <style:style style:name="T25" style:family="text">
      <style:text-properties style:font-name="Raleway" fo:font-size="10.1999998092651pt" fo:font-style="italic" style:text-underline-style="none" fo:font-weight="normal" officeooo:rsid="0040f73f" style:font-name-asian="Raleway" style:font-size-asian="10.1999998092651pt" style:font-style-asian="italic" style:font-weight-asian="normal" style:font-size-complex="10.1999998092651pt" style:font-style-complex="italic" style:font-weight-complex="normal"/>
    </style:style>
    <style:style style:name="T26" style:family="text">
      <style:text-properties officeooo:rsid="004de78b"/>
    </style:style>
    <style:style style:name="T27" style:family="text">
      <style:text-properties style:font-name="Raleway" fo:font-style="italic" style:text-underline-style="none" fo:font-weight="normal" style:font-name-asian="Raleway" style:font-style-asian="italic" style:font-weight-asian="normal" style:font-style-complex="italic" style:font-weight-complex="normal"/>
    </style:style>
    <style:style style:name="T28" style:family="text">
      <style:text-properties style:font-name="Raleway" fo:font-weight="normal" style:font-name-asian="Raleway" style:font-weight-asian="normal" style:font-weight-complex="normal"/>
    </style:style>
    <style:style style:name="T29" style:family="text">
      <style:text-properties style:font-name="Raleway" fo:font-weight="normal" officeooo:rsid="003ddfbf" style:font-name-asian="Raleway" style:font-weight-asian="normal" style:font-weight-complex="normal"/>
    </style:style>
    <style:style style:name="T30" style:family="text">
      <style:text-properties officeooo:rsid="003e35d7"/>
    </style:style>
    <style:style style:name="T31" style:family="text">
      <style:text-properties officeooo:rsid="005b1c56"/>
    </style:style>
    <style:style style:name="T32" style:family="text">
      <style:text-properties officeooo:rsid="001b17b9"/>
    </style:style>
    <style:style style:name="T33" style:family="text">
      <style:text-properties officeooo:rsid="005696c0"/>
    </style:style>
    <style:style style:name="T34" style:family="text">
      <style:text-properties officeooo:rsid="003f7dae"/>
    </style:style>
    <style:style style:name="T35" style:family="text">
      <style:text-properties style:font-name="Raleway" fo:font-size="10.1999998092651pt" style:text-underline-style="none" fo:font-weight="bold" style:font-name-asian="Raleway" style:font-size-asian="10.1999998092651pt" style:font-weight-asian="bold" style:font-size-complex="10.1999998092651pt" style:font-weight-complex="bold"/>
    </style:style>
    <style:style style:name="T36" style:family="text">
      <style:text-properties style:font-name="Raleway" fo:font-size="10.1999998092651pt" style:text-underline-style="none" fo:font-weight="normal" style:font-name-asian="Raleway" style:font-size-asian="10.1999998092651pt" style:font-weight-asian="normal" style:font-size-complex="10.1999998092651pt" style:font-weight-complex="normal"/>
    </style:style>
    <style:style style:name="T37" style:family="text">
      <style:text-properties style:font-name="Raleway" fo:font-size="10.1999998092651pt" fo:font-style="normal" style:text-underline-style="solid" style:text-underline-width="auto" style:text-underline-color="font-color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8" style:family="text">
      <style:text-properties style:font-name="Raleway" fo:font-size="10.1999998092651pt" fo:font-style="normal" style:text-underline-style="none" fo:font-weight="bold" style:font-name-asian="Raleway" style:font-size-asian="10.1999998092651pt" style:font-style-asian="normal" style:font-weight-asian="bold" style:font-size-complex="10.1999998092651pt" style:font-style-complex="normal" style:font-weight-complex="bold"/>
    </style:style>
    <style:style style:name="T39" style:family="text">
      <style:text-properties style:font-name="Raleway" fo:font-size="10.1999998092651pt" officeooo:rsid="003e35d7" style:font-name-asian="Raleway" style:font-size-asian="10.1999998092651pt" style:font-size-complex="10.1999998092651pt"/>
    </style:style>
    <style:style style:name="T40" style:family="text">
      <style:text-properties officeooo:rsid="00277501"/>
    </style:style>
    <style:style style:name="T41" style:family="text">
      <style:text-properties style:font-name="Raleway" fo:font-size="10.1999998092651pt" fo:font-style="normal" style:text-underline-style="none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42" style:family="text">
      <style:text-properties officeooo:rsid="003d9f23"/>
    </style:style>
    <style:style style:name="T43" style:family="text">
      <style:text-properties fo:font-weight="normal" officeooo:rsid="00436d2b" style:font-weight-asian="normal" style:font-weight-complex="normal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officeooo:rsid="00436d2b"/>
    </style:style>
    <style:style style:name="T46" style:family="text">
      <style:text-properties officeooo:rsid="004f3189"/>
    </style:style>
    <style:style style:name="T47" style:family="text">
      <style:text-properties officeooo:rsid="00199168"/>
    </style:style>
    <style:style style:name="T48" style:family="text">
      <style:text-properties officeooo:rsid="003b6b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trow.dev/" text:style-name="Internet_20_link" text:visited-style-name="Visited_20_Internet_20_Link"><text:span text:style-name="T1">Henry S. Trowbridge</text:span></text:a><text:span text:style-name="T2"> </text:span><text:span text:style-name="T3">(</text:span><text:span text:style-name="T4">喬念唐</text:span><text:span text:style-name="T5">)</text:span></text:p>
      <text:p text:style-name="P2"/>
      <text:p text:style-name="P1"><text:a xlink:type="simple" xlink:href="mailto:henry@htrow.dev" text:style-name="Internet_20_link" text:visited-style-name="Visited_20_Internet_20_Link"><text:span text:style-name="T6">henry@htrow.dev</text:span></text:a><text:span text:style-name="T7"> | 808-499-9943 | </text:span><text:a xlink:type="simple" xlink:href="https://htrow.dev/" text:style-name="Internet_20_link" text:visited-style-name="Visited_20_Internet_20_Link"><text:span text:style-name="T7">Portfolio Website</text:span></text:a><text:span text:style-name="T7"> | </text:span><text:a xlink:type="simple" xlink:href="https://www.linkedin.com/in/henry1679/" text:style-name="Internet_20_link" text:visited-style-name="Visited_20_Internet_20_Link"><text:span text:style-name="T7">LinkedIn</text:span></text:a><text:span text:style-name="T7"> | </text:span><text:a xlink:type="simple" xlink:href="https://www.github.com/henry7720/" text:style-name="Internet_20_link" text:visited-style-name="Visited_20_Internet_20_Link"><text:span text:style-name="T7">GitHub</text:span></text:a><text:span text:style-name="T7"> | Columbus, OH / Chicago, IL</text:span></text:p>
      <text:p text:style-name="P3"/>
      <text:p text:style-name="P4">Education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<text:span text:style-name="T8">achelor of Science</text:span> in Computer and Information Science</text:p>
            <text:p text:style-name="P7"><text:span text:style-name="T9">Specialization: </text:span><text:span text:style-name="T10">Information &amp; Computational Assurance</text:span><text:span text:style-name="T9">; Second Major: </text:span><text:span text:style-name="T10">Chinese</text:span></text:p>
          </table:table-cell>
          <table:table-cell table:style-name="Table1.A1" office:value-type="string">
            <text:p text:style-name="P8">The Ohio State University:<text:span text:style-name="T8"> </text:span>Columbus, OH</text:p>
            <text:p text:style-name="P9">Aug<text:span text:style-name="T8">ust</text:span> 2022 – Dec<text:span text:style-name="T8">ember</text:span> 2026 (Expected)</text:p>
          </table:table-cell>
        </table:table-row>
      </table:table>
      <text:p text:style-name="P2"/>
      <text:list text:style-name="L1">
        <text:list-item>
          <text:p text:style-name="P10">GPA: 3.84 (Dean's List all completed terms)</text:p>
        </text:list-item>
        <text:list-item>
          <text:p text:style-name="P11"><text:span text:style-name="T11">Student member of ACM (Member ID: 7641930, </text:span><text:a xlink:type="simple" xlink:href="mailto:htrowbridge@acm.org" text:style-name="Internet_20_link" text:visited-style-name="Visited_20_Internet_20_Link"><text:span text:style-name="T12">htrowbridge@acm.org</text:span></text:a><text:span text:style-name="T11">)</text:span></text:p>
        </text:list-item>
        <text:list-item>
          <text:p text:style-name="P12">Relevant Coursework: <text:span text:style-name="T13">Java, Opera</text:span>ting Systems, Web Applications, Data Structures and Algorithms, Information Security (<text:span text:style-name="T14">Curriculum Covering</text:span> Security+)</text:p>
        </text:list-item>
      </text:list>
      <text:p text:style-name="P13"/>
      <text:p text:style-name="P14">Work Experi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ndergraduate Research Assistant <text:span text:style-name="T15">(Industrial Cybersecurity </text:span><text:span text:style-name="T16">Lab</text:span><text:span text:style-name="T15">)</text:span></text:p>
            <text:p text:style-name="P15"><text:a xlink:type="simple" xlink:href="https://cdme.osu.edu/" text:style-name="Internet_20_link" text:visited-style-name="Visited_20_Internet_20_Link"><text:span text:style-name="T17">Center for Design and Manufacturing Excellence</text:span></text:a></text:p>
          </table:table-cell>
          <table:table-cell table:style-name="Table2.A1" office:value-type="string">
            <text:p text:style-name="P8">Columbus, OH</text:p>
            <text:p text:style-name="P16">May 2025 – Present</text:p>
          </table:table-cell>
        </table:table-row>
      </table:table>
      <text:p text:style-name="P2"><text:span text:style-name="T18"/></text:p>
      <text:list text:style-name="L2">
        <text:list-item>
          <text:p text:style-name="P17">Co-led development of an interactive web app, <text:a xlink:type="simple" xlink:href="https://www.mxdusa.org/news/mxd-and-cdme-launch-interactive-tool-to-help-small-manufacturers-strengthen-cybersecurity/" text:style-name="Internet_20_link" text:visited-style-name="Visited_20_Internet_20_Link"><text:span text:style-name="T13">i</text:span><text:span text:style-name="T19">mproving small-business defense contractors' DoD CMMC 2.0 cybersecurity compliance</text:span></text:a></text:p>
        </text:list-item>
        <text:list-item>
          <text:p text:style-name="P17">Developed a full-stack web app using container technologies, a custom database with <text:span text:style-name="T20">role-based </text:span>access controls <text:span text:style-name="T20">(RBAC)</text:span>, and Python APIs for backend functionality; managed with Agile/Scrum and frequent client meetings</text:p>
        </text:list-item>
        <text:list-item>
          <text:p text:style-name="P17">Ran blockchain (hyperledger fabric) pruning and performance experiments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Software and Data Engineer Intern</text:p>
            <text:p text:style-name="P18"><text:a xlink:type="simple" xlink:href="https://www.govrat.com/" text:style-name="Internet_20_link" text:visited-style-name="Visited_20_Internet_20_Link"><text:span text:style-name="T17">GovRat</text:span></text:a></text:p>
          </table:table-cell>
          <table:table-cell table:style-name="Table3.A1" office:value-type="string">
            <text:p text:style-name="P8">Washington, D.C. (Remote)</text:p>
            <text:p text:style-name="P19"><text:span text:style-name="T21">Sep</text:span><text:span text:style-name="T22">tember</text:span><text:span text:style-name="T21"> 2025 – Present</text:span></text:p>
          </table:table-cell>
        </table:table-row>
      </table:table>
      <text:p text:style-name="P20"/>
      <text:list text:style-name="L3">
        <text:list-item>
          <text:p text:style-name="P21">Developed Python-based automation to <text:span text:style-name="T23">ingest</text:span> and structure federal contracting data</text:p>
        </text:list-item>
        <text:list-item>
          <text:p text:style-name="P21"><text:span text:style-name="T24">E</text:span>nsur<text:span text:style-name="T24">ed data</text:span> reliability and consistency for <text:span text:style-name="T24">in-house</text:span> <text:span text:style-name="T24">LLM (Large Language Model) training</text:span>, directly enhancing the platform's ability to draft compliance-ready <text:span text:style-name="T23">government-contract </text:span>proposals</text:p>
        </text:list-item>
      </text:list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Classroom and Digital Union Support Technician</text:p>
            <text:p text:style-name="P22"><text:a xlink:type="simple" xlink:href="https://it.osu.edu/" text:style-name="Internet_20_link" text:visited-style-name="Visited_20_Internet_20_Link"><text:span text:style-name="T25">The Ohio State University Office of Technology and Digital Innovation</text:span></text:a></text:p>
          </table:table-cell>
          <table:table-cell table:style-name="Table4.A1" office:value-type="string">
            <text:p text:style-name="P8">Columbus, OH</text:p>
            <text:p text:style-name="P23">Mar<text:span text:style-name="T26">ch</text:span> 2025 – Sep<text:span text:style-name="T26">tember</text:span> 2025</text:p>
          </table:table-cell>
        </table:table-row>
      </table:table>
      <text:p text:style-name="P2"/>
      <text:list text:style-name="L4">
        <text:list-item>
          <text:p text:style-name="P24">Resolved mission-critical IT/AV failures in classrooms, ensuring uninterrupted instruction for hundreds of students weekly</text:p>
        </text:list-item>
        <text:list-item>
          <text:p text:style-name="P24">Delivered faculty training and troubleshooting support that boosted classroom tech uptime and reduced repeat service calls</text:p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Accounting Intern</text:p>
            <text:p text:style-name="P25"><text:a xlink:type="simple" xlink:href="https://www.jwkrol.com/" text:style-name="Internet_20_link" text:visited-style-name="Visited_20_Internet_20_Link"><text:span text:style-name="T27">Jeffrey W. Krol &amp; Associates, Ltd.</text:span></text:a></text:p>
          </table:table-cell>
          <table:table-cell table:style-name="Table5.A1" office:value-type="string">
            <text:p text:style-name="P26">Chicago, IL</text:p>
            <text:p text:style-name="P27"><text:span text:style-name="T28">Jun</text:span><text:span text:style-name="T29">e</text:span><text:span text:style-name="T28"> 2023 - Aug</text:span><text:span text:style-name="T29">ust</text:span><text:span text:style-name="T28"> 2023; May 2024 - Jul</text:span><text:span text:style-name="T29">y</text:span><text:span text:style-name="T28"> 2024</text:span></text:p>
          </table:table-cell>
        </table:table-row>
      </table:table>
      <text:p text:style-name="P2"/>
      <text:list text:style-name="L5">
        <text:list-item>
          <text:p text:style-name="P28">Migrated client data from QuickBooks Online to Desktop, creating standardized documentation that colleagues reused</text:p>
        </text:list-item>
        <text:list-item>
          <text:p text:style-name="P28">Built digital archival system and Excel dashboards, reducing reporting turnaround time and improving investment tracking</text:p>
        </text:list-item>
      </text:list>
      <text:p text:style-name="P13"/>
      <text:p text:style-name="P14">Technical Projects</text:p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ebian Package Mirrors</text:p>
          </table:table-cell>
          <table:table-cell table:style-name="Table6.A1" office:value-type="string">
            <text:p text:style-name="P9">Jun<text:span text:style-name="T30">e</text:span> 2025 – February 2026</text:p>
          </table:table-cell>
        </table:table-row>
      </table:table>
      <text:p text:style-name="P2"/>
      <text:list text:style-name="L6">
        <text:list-item>
          <text:p text:style-name="P29">Deployed Debian mirrors on FreeBSD <text:span text:style-name="T31">(complete)</text:span> and Debian with NGINX, provid<text:span text:style-name="T32">ed</text:span> reliable package access for users</text:p>
        </text:list-item>
        <text:list-item>
          <text:p text:style-name="P29">Automated sync<text:span text:style-name="T33">hronization</text:span> with official repos<text:span text:style-name="T34">itories</text:span>, ensuring updated packages with minimal downtime</text:p>
        </text:list-item>
      </text:list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<text:a xlink:type="simple" xlink:href="https://htrow.dev/" text:style-name="Internet_20_link" text:visited-style-name="Visited_20_Internet_20_Link"><text:span text:style-name="T35">Henry Codes - Personal Portfolio (Live-Hosted)</text:span></text:a><text:span text:style-name="T36"> | </text:span><text:a xlink:type="simple" xlink:href="https://github.com/henry7720/Henry-Codes-Portfolio" text:style-name="Internet_20_link" text:visited-style-name="Visited_20_Internet_20_Link"><text:span text:style-name="T37">GitHub</text:span></text:a><text:span text:style-name="T38"> </text:span></text:p>
          </table:table-cell>
          <table:table-cell table:style-name="Table7.A1" office:value-type="string">
            <text:p text:style-name="P31"><text:span text:style-name="T7">Jan</text:span><text:span text:style-name="T39">uary</text:span><text:span text:style-name="T7"> 2025 – Present</text:span></text:p>
          </table:table-cell>
        </table:table-row>
      </table:table>
      <text:p text:style-name="P2"/>
      <text:list text:style-name="L7">
        <text:list-item>
          <text:p text:style-name="P32">Designed and self-hosted secure, <text:span text:style-name="T40">reproducible, </text:span><text:span text:style-name="T32">Docker-containerized</text:span> portfolio site (<text:span text:style-name="T32">on </text:span>Debian, NGINX, PHP) with Cloudflare</text:p>
        </text:list-item>
      </text:list>
      <text:p text:style-name="P1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0"><text:span text:style-name="T38">Hack OHI/O 12: AEP Challenge</text:span><text:span text:style-name="T41"> | </text:span><text:a xlink:type="simple" xlink:href="https://github.com/henry7720/AEP-Hack12" text:style-name="Internet_20_link" text:visited-style-name="Visited_20_Internet_20_Link"><text:span text:style-name="T37">GitHub</text:span></text:a><text:span text:style-name="T38"> </text:span></text:p>
          </table:table-cell>
          <table:table-cell table:style-name="Table8.A1" office:value-type="string">
            <text:p text:style-name="P31"><text:span text:style-name="T7">Oct</text:span><text:span text:style-name="T39">ober</text:span><text:span text:style-name="T7"> 2024</text:span></text:p>
          </table:table-cell>
        </table:table-row>
      </table:table>
      <text:p text:style-name="P33"/>
      <text:list text:style-name="L8">
        <text:list-item>
          <text:p text:style-name="P34">Leveraged a local LLM (Llama 3.2 via Ollama) to analyze incident datasets, looking for highest-risk events at Ohio State’s largest hackathon</text:p>
        </text:list-item>
      </text:list>
      <text:p text:style-name="P13"/>
      <text:p text:style-name="P14">Extracurricular Activities <text:span text:style-name="T32">(</text:span><text:span text:style-name="T42">at </text:span><text:span text:style-name="T32">Ohio State - Columbus, OH)</text:span></text:p>
      <text:p text:style-name="P35"/>
      <text:list text:style-name="L9">
        <text:list-item>
          <text:p text:style-name="P36">Vice President, <text:a xlink:type="simple" xlink:href="https://osucyber.club/" text:style-name="Internet_20_link" text:visited-style-name="Visited_20_Internet_20_Link"><text:span text:style-name="T13">Cybersecurity Club</text:span></text:a><text:span text:style-name="T9"> | Nov 2022 – Present </text:span><text:span text:style-name="T43">| </text:span><text:span text:style-name="T9">Organized events (BuckeyeCTF, Ohio LinuxFest collab) and meetings</text:span></text:p>
        </text:list-item>
        <text:list-item>
          <text:p text:style-name="P37"><text:span text:style-name="T18">Member, </text:span><text:a xlink:type="simple" xlink:href="https://osuosc.org/about/" text:style-name="Internet_20_link" text:visited-style-name="Visited_20_Internet_20_Link"><text:span text:style-name="T44">Open Source Club</text:span><text:span text:style-name="T13"> </text:span></text:a>| Sep 2024 – Present <text:span text:style-name="T45">| </text:span>Advocated for Linux and open-source tools</text:p>
        </text:list-item>
        <text:list-item>
          <text:p text:style-name="P37"><text:span text:style-name="T18">Member, </text:span><text:a xlink:type="simple" xlink:href="https://activities.osu.edu/involvement/student_organizations/find_a_student_org?i=03c634c8-d7c2-41c5-82b8-f19d9242803a" text:style-name="Internet_20_link" text:visited-style-name="Visited_20_Internet_20_Link"><text:span text:style-name="T44">History Club</text:span></text:a> | Oct 2022 – Present <text:span text:style-name="T45">|</text:span> Learned history; presented on Chin<text:span text:style-name="T46">ese three-kingdoms periods and other topics</text:span></text:p>
        </text:list-item>
        <text:list-item>
          <text:p text:style-name="P37"><text:span text:style-name="T18">Consulting Member (Former President), </text:span><text:a xlink:type="simple" xlink:href="https://activities.osu.edu/involvement/student_organizations/find_a_student_org/?i=2330" text:style-name="Internet_20_link" text:visited-style-name="Visited_20_Internet_20_Link"><text:span text:style-name="T44">Buckeye Table Tennis Club</text:span></text:a> | Aug 2022 – Present <text:span text:style-name="T45">| </text:span><text:span text:style-name="T47">Player and consultant</text:span></text:p>
        </text:list-item>
      </text:list>
      <text:p text:style-name="P38"/>
      <text:p text:style-name="P14">Skills</text:p>
      <text:p text:style-name="P39"/>
      <text:list text:style-name="L10">
        <text:list-item>
          <text:p text:style-name="P40"><text:span text:style-name="T18">Backend Development</text:span>:<text:tab/>Python (FastAPI, Flask, SQLAlchemy, Alembic, Pandas, Plotly, REST APIs), Ruby (Ruby on Rails), Java, C#, C, SQL (PostgreSQL, SQLite)</text:p>
        </text:list-item>
        <text:list-item>
          <text:p text:style-name="P40"><text:span text:style-name="T18">Infrastructure &amp; Security</text:span>: Linux (Debian, RHEL), FreeBSD, Docker, Podman, Git, NGINX, SSH, RDP, UFW, Firewalls, Webservers, Cloudflare, Tailscale, Zero Trust, Principle of Least Privilege, Access Control Lists, <text:span text:style-name="T48">Role-Based Access Controls</text:span></text:p>
        </text:list-item>
        <text:list-item>
          <text:p text:style-name="P40"><text:span text:style-name="T18">Frontend Development</text:span>: HTML, CSS, JavaScript, Jinja, TailwindCSS</text:p>
        </text:list-item>
        <text:list-item>
          <text:p text:style-name="P41"><text:span text:style-name="T18">Professional:</text:span><text:span text:style-name="T9"> Agile/Scrum, Client Communication, Project Management, Technical Documentation, English (Fluent), Chinese (Professional Working Proficiency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5cm" fo:margin-bottom="0.55cm" fo:margin-left="0.55cm" fo:margin-right="0.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57:43.663382636</meta:creation-date>
    <dc:date>2026-02-11T12:08:18.181915392</dc:date>
    <meta:editing-duration>PT4H59M34S</meta:editing-duration>
    <meta:editing-cycles>60</meta:editing-cycles>
    <meta:generator>LibreOffice/26.2.0.3$Linux_X86_64 LibreOffice_project/afbbd0df0edb6d40b450b0337ac646b0913a760c</meta:generator>
    <meta:print-date>2026-02-11T12:06:59.530561092</meta:print-date>
    <meta:printed-by>PDF files</meta:printed-by>
    <meta:document-statistic meta:table-count="8" meta:image-count="0" meta:object-count="0" meta:page-count="1" meta:paragraph-count="57" meta:word-count="562" meta:character-count="4063" meta:non-whitespace-character-count="3574"/>
  </office:meta>
</office:document-meta>
</file>